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Tahoma1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4" style:family="table">
      <style:table-properties style:width="18.923cm" fo:margin-left="0.048cm" fo:margin-right="0.03cm" table:align="margins"/>
    </style:style>
    <style:style style:name="Tabella4.A" style:family="table-column">
      <style:table-column-properties style:column-width="6.181cm" style:rel-column-width="21403*"/>
    </style:style>
    <style:style style:name="Tabella4.C" style:family="table-column">
      <style:table-column-properties style:column-width="6.563cm" style:rel-column-width="22729*"/>
    </style:style>
    <style:style style:name="Tabella4.A1" style:family="table-cell">
      <style:table-cell-properties fo:padding="0.097cm" fo:border="none"/>
    </style:style>
    <style:style style:name="P1" style:family="paragraph" style:parent-style-name="Header">
      <style:text-properties fo:background-color="transparent"/>
    </style:style>
    <style:style style:name="P2" style:family="paragraph" style:parent-style-name="Text_20_body">
      <style:paragraph-properties fo:margin-left="0.106cm" fo:margin-right="0cm" fo:line-height="100%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3" style:family="paragraph" style:parent-style-name="OmniPage_20__23_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4" style:family="paragraph" style:parent-style-name="OmniPage_20__23_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font-weight="normal" fo:background-color="transparent" style:font-size-asian="10pt" style:font-weight-asian="normal" style:font-name-complex="Arial" style:font-size-complex="10pt" style:font-weight-complex="normal"/>
    </style:style>
    <style:style style:name="P5" style:family="paragraph" style:parent-style-name="OmniPage_20__23_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background-color="transparent" style:font-size-asian="10pt" style:font-size-complex="10pt"/>
    </style:style>
    <style:style style:name="P6" style:family="paragraph" style:parent-style-name="OmniPage_20__23_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fo:background-color="transparent"/>
    </style:style>
    <style:style style:name="P7" style:family="paragraph" style:parent-style-name="Text_20_body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1pt" fo:language="it" fo:country="IT" fo:font-weight="normal" fo:background-color="transparent" style:font-size-asian="11pt" style:font-weight-asian="normal" style:font-name-complex="Arial" style:font-size-complex="11pt" style:font-weight-complex="normal"/>
    </style:style>
    <style:style style:name="P8" style:family="paragraph" style:parent-style-name="Text_20_body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1pt" fo:language="it" fo:country="IT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1pt" fo:language="it" fo:country="IT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OmniPage_20__23_1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11" style:family="paragraph" style:parent-style-name="OmniPage_20__23_1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0pt" fo:language="it" fo:country="IT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cm" fo:margin-bottom="0.106cm"/>
      <style:text-properties style:font-name="Arial" fo:font-size="11pt" style:font-size-asian="11pt" style:font-size-complex="11pt"/>
    </style:style>
    <style:style style:name="P14" style:family="paragraph" style:parent-style-name="Text_20_body">
      <style:paragraph-properties fo:line-height="100%"/>
      <style:text-properties fo:color="#000000" style:font-name="Times New Roman" fo:font-size="11pt" fo:font-style="normal" fo:font-weight="bold" fo:background-color="transparent" style:font-name-asian="Arial2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Text_20_body">
      <style:text-properties style:font-name="Times New Roman" fo:font-size="11pt" fo:background-color="#ffff00" style:font-size-asian="11pt" style:font-name-complex="Arial" style:font-size-complex="11pt"/>
    </style:style>
    <style:style style:name="P16" style:family="paragraph" style:parent-style-name="Text_20_body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7" style:family="paragraph" style:parent-style-name="Text_20_body">
      <style:text-properties fo:background-color="transparent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Caption">
      <style:paragraph-properties fo:margin-left="0.062cm" fo:margin-right="0cm" fo:line-height="100%" fo:text-align="justify" style:justify-single-word="false" fo:text-indent="0cm" style:auto-text-indent="false"/>
      <style:text-properties style:font-name="Times New Roman" fo:font-size="11pt" fo:background-color="transparent" style:font-size-asian="11pt" style:font-size-complex="11pt"/>
    </style:style>
    <style:style style:name="P20" style:family="paragraph" style:parent-style-name="Addressee">
      <style:paragraph-properties fo:line-height="100%"/>
      <style:text-properties fo:font-size="12pt" style:font-size-asian="12pt" style:font-size-complex="12pt"/>
    </style:style>
    <style:style style:name="P21" style:family="paragraph" style:parent-style-name="Addressee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Addressee">
      <style:paragraph-properties fo:line-height="100%"/>
    </style:style>
    <style:style style:name="P23" style:family="paragraph" style:parent-style-name="Text_20_body">
      <style:paragraph-properties fo:margin-top="0cm" fo:margin-bottom="0cm" fo:line-height="100%" fo:text-align="center" style:justify-single-word="false"/>
      <style:text-properties style:font-name="Times New Roman" fo:font-size="11pt" style:font-size-asian="11pt" style:font-size-complex="11pt"/>
    </style:style>
    <style:style style:name="P24" style:family="paragraph" style:parent-style-name="Standard" style:list-style-name="L2">
      <style:paragraph-properties fo:margin-left="0.106cm" fo:margin-right="0cm" fo:margin-top="0.212cm" fo:margin-bottom="0cm" fo:line-height="100%" fo:text-align="justify" style:justify-single-word="false" fo:text-indent="0cm" style:auto-text-indent="false"/>
      <style:text-properties style:font-name="Times New Roman" fo:font-size="10pt" fo:font-style="italic" fo:background-color="transparent" style:font-size-asian="10pt" style:font-style-asian="italic" style:font-name-complex="Arial" style:font-size-complex="10pt" style:font-style-complex="italic"/>
    </style:style>
    <style:style style:name="P25" style:family="paragraph" style:parent-style-name="Standard">
      <style:paragraph-properties fo:margin-left="0.106cm" fo:margin-right="0cm" fo:margin-top="0cm" fo:margin-bottom="0.106cm" fo:line-height="150%" fo:text-align="justify" style:justify-single-word="false" fo:text-indent="0cm" style:auto-text-indent="false"/>
      <style:text-properties style:font-name="Times New Roman"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26" style:family="paragraph" style:parent-style-name="Standard">
      <style:paragraph-properties fo:margin-left="0.106cm" fo:margin-right="0cm" fo:margin-top="0cm" fo:margin-bottom="0.106cm" fo:line-height="100%" fo:text-align="justify" style:justify-single-word="false" fo:text-indent="0cm" style:auto-text-indent="false"/>
      <style:text-properties style:font-name="Times New Roman"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27" style:family="paragraph" style:parent-style-name="Standard">
      <style:paragraph-properties fo:margin-top="0cm" fo:margin-bottom="0.106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style:text-properties fo:font-weight="normal" fo:background-color="transparent" style:font-weight-asian="normal" style:font-weight-complex="normal"/>
    </style:style>
    <style:style style:name="P29" style:family="paragraph" style:parent-style-name="Text_20_body" style:list-style-name="L1">
      <style:text-properties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P30" style:family="paragraph" style:parent-style-name="Text_20_body">
      <style:paragraph-properties fo:line-height="150%"/>
    </style:style>
    <style:style style:name="P31" style:family="paragraph" style:parent-style-name="Text_20_body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1pt" fo:font-weight="bold" fo:background-color="transparent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left="0.106cm" fo:margin-right="0cm" fo:line-height="150%" fo:text-align="justify" style:justify-single-word="false" fo:text-indent="0cm" style:auto-text-indent="false"/>
      <style:text-properties style:font-name="Times New Roman"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left="0.106cm" fo:margin-right="0cm" fo:line-height="100%" fo:text-align="justify" style:justify-single-word="false" fo:text-indent="0cm" style:auto-text-indent="false"/>
      <style:text-properties style:font-name="Times New Roman" fo:font-size="11pt" fo:language="it" fo:country="IT" fo:font-weight="bold" fo:background-color="transparent" style:font-size-asian="11pt" style:font-weight-asian="bold" style:font-name-complex="Arial" style:font-size-complex="11pt" style:font-weight-complex="bold"/>
    </style:style>
    <style:style style:name="P34" style:family="paragraph" style:parent-style-name="Caption" style:master-page-name="First_20_Page">
      <style:paragraph-properties fo:line-height="100%" fo:text-align="center" style:justify-single-word="false" style:page-number="auto"/>
      <style:text-properties style:font-name="Times New Roman" fo:font-size="11pt" fo:font-style="normal" fo:font-weight="bold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35" style:family="paragraph" style:parent-style-name="OmniPage_20__23_1" style:list-style-name="WW8Num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background-color="transparent" style:font-size-asian="10pt" style:font-size-complex="10pt"/>
    </style:style>
    <style:style style:name="P36" style:family="paragraph" style:parent-style-name="OmniPage_20__23_1" style:list-style-name="WW8Num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37" style:family="paragraph" style:parent-style-name="OmniPage_20__23_1" style:list-style-name="WW8Num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font-weight="normal" fo:background-color="transparent" style:font-size-asian="10pt" style:font-weight-asian="normal" style:font-name-complex="Arial" style:font-size-complex="10pt" style:font-weight-complex="normal"/>
    </style:style>
    <style:style style:name="P38" style:family="paragraph" style:parent-style-name="OmniPage_20__23_1">
      <style:paragraph-properties fo:margin-left="0.106cm" fo:margin-right="0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fo:background-color="transparent"/>
    </style:style>
    <style:style style:name="P39" style:family="paragraph" style:parent-style-name="OmniPage_20__23_1" style:list-style-name="L3">
      <style:paragraph-properties fo:line-height="100%" fo:text-align="justify" style:justify-single-word="false" fo:orphans="2" fo:widows="2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background-color="transparent" style:font-size-asian="10pt" style:font-name-complex="Arial" style:font-size-complex="10pt"/>
    </style:style>
    <style:style style:name="P40" style:family="paragraph" style:parent-style-name="OmniPage_20__23_1" style:list-style-name="L3">
      <style:paragraph-properties fo:line-height="100%" fo:text-align="justify" style:justify-single-word="false" fo:orphans="2" fo:widows="2" style:writing-mode="lr-tb">
        <style:tab-stops>
          <style:tab-stop style:position="0.654cm"/>
        </style:tab-stops>
      </style:paragraph-properties>
      <style:text-properties style:font-name="Times New Roman" fo:font-size="10pt" fo:language="it" fo:country="IT" fo:font-weight="normal" fo:background-color="transparent" style:font-size-asian="10pt" style:font-weight-asian="normal" style:font-name-complex="Arial" style:font-size-complex="10pt" style:font-weight-complex="normal"/>
    </style:style>
    <style:style style:name="P41" style:family="paragraph">
      <style:paragraph-properties fo:text-align="center"/>
    </style:style>
    <style:style style:name="P42" style:family="paragraph">
      <style:paragraph-properties fo:text-align="start"/>
      <style:text-properties style:text-line-through-style="none" style:font-name="Tahoma1" fo:font-size="10pt" fo:font-style="normal" style:text-underline-style="none"/>
    </style:style>
    <style:style style:name="P43" style:family="paragraph">
      <style:paragraph-properties fo:text-align="start"/>
      <style:text-properties style:text-line-through-style="none" style:font-name="Tahoma" fo:font-size="10pt" fo:font-style="normal" style:text-underline-style="none" fo:font-weight="normal"/>
    </style:style>
    <style:style style:name="P44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46" style:family="paragraph">
      <style:paragraph-properties fo:text-align="start"/>
    </style:style>
    <style:style style:name="T1" style:family="text">
      <style:text-properties style:font-name="Times New Roman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font-name="Times New Roman" fo:font-size="11pt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Times New Roman" fo:font-size="11pt" fo:language="it" fo:country="I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style:font-name="Times New Roman" fo:font-size="11pt" fo:language="it" fo:country="I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Times New Roman" fo:font-size="11pt" fo:background-color="transparent" style:font-size-asian="11pt" style:font-size-complex="11pt"/>
    </style:style>
    <style:style style:name="T6" style:family="text"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T7" style:family="text">
      <style:text-properties style:font-name="Times New Roman" fo:font-size="11pt" fo:font-weight="bold" fo:background-color="transparent" style:font-size-asian="11pt" style:font-weight-asian="bold" style:font-size-complex="11pt" style:font-weight-complex="bold"/>
    </style:style>
    <style:style style:name="T8" style:family="text">
      <style:text-properties style:font-name="Times New Roman" fo:font-style="normal" fo:font-weight="bold" fo:background-color="transparent" style:font-style-asian="normal" style:font-weight-asian="bold" style:font-name-complex="Arial" style:font-style-complex="normal" style:font-weight-complex="bold"/>
    </style:style>
    <style:style style:name="T9" style:family="text">
      <style:text-properties style:font-name="Times New Roman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T10" style:family="text">
      <style:text-properties style:font-name="Times New Roman" fo:font-style="normal" fo:background-color="transparent" style:font-style-asian="normal" style:font-name-complex="Arial" style:font-style-complex="normal"/>
    </style:style>
    <style:style style:name="T11" style:family="text">
      <style:text-properties style:font-name="Times New Roman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Times New Roman" fo:font-size="10pt" fo:language="it" fo:country="I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Times New Roman" fo:font-size="10pt" fo:language="it" fo:country="IT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fo:font-style="normal" style:font-name-asian="Arial2" style:font-style-asian="normal" style:font-name-complex="Arial" style:font-style-complex="normal"/>
    </style:style>
    <style:style style:name="T17" style:family="text">
      <style:text-properties fo:color="#000000" style:font-name="Times New Roman" fo:font-style="normal" fo:font-weight="bold" fo:background-color="transparent" style:font-name-asian="Arial2" style:font-style-asian="normal" style:font-weight-asian="bold" style:font-name-complex="Arial" style:font-style-complex="normal" style:font-weight-complex="bold"/>
    </style:style>
    <style:style style:name="T18" style:family="text">
      <style:text-properties fo:color="#000000" style:font-name="Times New Roman" fo:font-size="11pt" fo:font-style="normal" style:font-name-asian="Arial2" style:font-size-asian="11pt" style:font-style-asian="normal" style:font-name-complex="Arial" style:font-size-complex="11pt" style:font-style-complex="normal"/>
    </style:style>
    <style:style style:name="T19" style:family="text">
      <style:text-properties fo:color="#000000" fo:font-weight="normal" style:font-name-asian="Arial2" style:font-weight-asian="normal" style:font-name-complex="Ari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name-complex="Arial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style:font-weight-asian="normal" style:font-name-complex="Arial" style:font-weight-complex="normal"/>
    </style:style>
    <style:style style:name="T24" style:family="text">
      <style:text-properties fo:font-weight="normal" fo:background-color="#ffff00" style:font-weight-asian="normal" style:font-weight-complex="normal"/>
    </style:style>
    <style:style style:name="T25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font-style="normal" style:font-style-asian="normal" style:font-name-complex="Arial" style:font-style-complex="normal"/>
    </style:style>
    <style:style style:name="T28" style:family="text">
      <style:text-properties style:font-name-complex="Arial"/>
    </style:style>
    <style:style style:name="T29" style:family="text">
      <style:text-properties fo:font-size="11pt" fo:language="it" fo:country="I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0" style:family="text">
      <style:text-properties fo:font-size="11pt" fo:font-style="normal" fo:font-weight="bold" fo:background-color="#ffff00" style:font-size-asian="11pt" style:font-style-asian="normal" style:font-weight-asian="bold" style:font-name-complex="Arial" style:font-size-complex="11pt" style:font-style-complex="normal" style:font-weight-complex="bold"/>
    </style:style>
    <style:style style:name="T31" style:family="text">
      <style:text-properties fo:font-size="11pt" fo:font-weight="normal" fo:background-color="#ffff00" style:font-size-asian="11pt" style:font-weight-asian="normal" style:font-size-complex="11pt" style:font-weight-complex="normal"/>
    </style:style>
    <style:style style:name="T32" style:family="text">
      <style:text-properties fo:language="it" fo:country="IT" style:font-name-complex="Arial"/>
    </style:style>
    <style:style style:name="T33" style:family="text">
      <style:text-properties fo:language="it" fo:country="IT" fo:font-style="normal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fo:language="it" fo:country="IT" fo:font-weight="normal" style:font-weight-asian="normal" style:font-name-complex="Arial" style:font-weight-complex="normal"/>
    </style:style>
    <style:style style:name="T35" style:family="text">
      <style:text-properties fo:language="it" fo:country="IT" fo:font-weight="bold" style:font-weight-asian="bold" style:font-name-complex="Arial"/>
    </style:style>
    <style:style style:name="T36" style:family="text">
      <style:text-properties fo:language="it" fo:country="IT" fo:font-weight="bold" style:font-weight-asian="bold" style:font-name-complex="Arial" style:font-weight-complex="bold"/>
    </style:style>
    <style:style style:name="T37" style:family="text">
      <style:text-properties fo:language="it" fo:country="IT" fo:font-style="italic" style:font-style-asian="italic"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Modulo" form:apply-filter="true" form:command-type="table" form:control-implementation="ooo:com.sun.star.form.component.Form" office:target-frame="" xlink:href="" xlink:type="simple">
          <form:button form:name="1" form:control-implementation="ooo:com.sun.star.form.component.CommandButton" xml:id="control1" form:id="control1" form:label="RESET" form:printable="false" form:button-type="rese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area form:name="95" form:control-implementation="ooo:com.sun.star.form.component.TextField" xml:id="control2" form:id="control2" form:tab-index="120" form:max-length="330" form:current-value="Max 100 caratteri" form:value="Max 100 caratteri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225" form:control-implementation="ooo:com.sun.star.form.component.TextField" xml:id="control3" form:id="control3" form:tab-index="125" form:max-length="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40" form:control-implementation="ooo:com.sun.star.form.component.TextField" xml:id="control4" form:id="control4" form:tab-index="13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41" form:control-implementation="ooo:com.sun.star.form.component.TextField" xml:id="control5" form:id="control5" form:tab-index="135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35" form:control-implementation="ooo:com.sun.star.form.component.TextField" xml:id="control6" form:id="control6" form:tab-index="165" form:max-length="49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520" form:control-implementation="ooo:com.sun.star.form.component.TextField" xml:id="control7" form:id="control7" form:tab-index="180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1" form:control-implementation="ooo:com.sun.star.form.component.TextField" xml:id="control8" form:id="control8" form:tab-index="181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430" form:control-implementation="ooo:com.sun.star.form.component.CheckBox" xml:id="control9" form:id="control9" form:tab-index="1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440" form:control-implementation="ooo:com.sun.star.form.component.TextField" xml:id="control10" form:id="control10" form:tab-index="170" form:max-length="49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522" form:control-implementation="ooo:com.sun.star.form.component.TextField" xml:id="control11" form:id="control11" form:tab-index="19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43" form:control-implementation="ooo:com.sun.star.form.component.TextField" xml:id="control12" form:id="control12" form:tab-index="141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245" form:control-implementation="ooo:com.sun.star.form.component.TextField" xml:id="control13" form:id="control13" form:tab-index="155" form:max-length="43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244" form:control-implementation="ooo:com.sun.star.form.component.TextField" xml:id="control14" form:id="control14" form:tab-index="150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3" form:control-implementation="ooo:com.sun.star.form.component.TextField" xml:id="control15" form:id="control15" form:tab-index="220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4" form:control-implementation="ooo:com.sun.star.form.component.TextField" xml:id="control16" form:id="control16" form:tab-index="225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2" form:control-implementation="ooo:com.sun.star.form.component.TextField" xml:id="control17" form:id="control17" form:tab-index="215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4" form:control-implementation="ooo:com.sun.star.form.component.TextField" xml:id="control18" form:id="control18" form:tab-index="230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5" form:control-implementation="ooo:com.sun.star.form.component.TextField" xml:id="control19" form:id="control19" form:tab-index="235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6" form:control-implementation="ooo:com.sun.star.form.component.TextField" xml:id="control20" form:id="control20" form:tab-index="240" form:max-length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2" form:control-implementation="ooo:com.sun.star.form.component.TextField" xml:id="control21" form:id="control21" form:tab-index="5" form:max-length="47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serire Cognome e Nome"/>
            </form:properties>
          </form:text>
          <form:text form:name="3" form:control-implementation="ooo:com.sun.star.form.component.TextField" xml:id="control22" form:id="control22" form:tab-index="10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" form:control-implementation="ooo:com.sun.star.form.component.TextField" xml:id="control23" form:id="control23" form:tab-index="15" form:max-length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" form:control-implementation="ooo:com.sun.star.form.component.TextField" xml:id="control24" form:id="control24" form:tab-index="20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6" form:control-implementation="ooo:com.sun.star.form.component.TextField" xml:id="control25" form:id="control25" form:tab-index="25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7" form:control-implementation="ooo:com.sun.star.form.component.TextField" xml:id="control26" form:id="control26" form:tab-index="30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8" form:control-implementation="ooo:com.sun.star.form.component.TextField" xml:id="control27" form:id="control27" form:tab-index="35" form:max-length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9" form:control-implementation="ooo:com.sun.star.form.component.TextField" xml:id="control28" form:id="control28" form:tab-index="40" form:max-length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10" form:control-implementation="ooo:com.sun.star.form.component.TextField" xml:id="control29" form:id="control29" form:tab-index="45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13" form:control-implementation="ooo:com.sun.star.form.component.CheckBox" xml:id="control30" form:id="control30" form:label="Casella di controllo" form:tab-index="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31" form:id="control31" form:label="Casella di controllo" form:tab-index="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20" form:control-implementation="ooo:com.sun.star.form.component.TextField" xml:id="control32" form:id="control32" form:tab-index="60" form:max-length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30" form:control-implementation="ooo:com.sun.star.form.component.CheckBox" xml:id="control33" form:id="control33" form:label="Casella di controllo" form:tab-index="6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35" form:control-implementation="ooo:com.sun.star.form.component.TextField" xml:id="control34" form:id="control34" form:tab-index="70" form:max-length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0" form:control-implementation="ooo:com.sun.star.form.component.TextField" xml:id="control35" form:id="control35" form:tab-index="75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45" form:control-implementation="ooo:com.sun.star.form.component.TextField" xml:id="control36" form:id="control36" form:tab-index="80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0" form:control-implementation="ooo:com.sun.star.form.component.TextField" xml:id="control37" form:id="control37" form:tab-index="85" form:max-length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5" form:control-implementation="ooo:com.sun.star.form.component.TextField" xml:id="control38" form:id="control38" form:tab-index="90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60" form:control-implementation="ooo:com.sun.star.form.component.TextField" xml:id="control39" form:id="control39" form:tab-index="95" form:max-length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65" form:control-implementation="ooo:com.sun.star.form.component.TextField" xml:id="control40" form:id="control40" form:tab-index="100" form:max-length="42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  <form:text form:name="242" form:control-implementation="ooo:com.sun.star.form.component.TextField" xml:id="control41" form:id="control41" form:tab-index="140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3" form:control-implementation="ooo:com.sun.star.form.component.TextField" xml:id="control42" form:id="control42" form:tab-index="19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4" form:control-implementation="ooo:com.sun.star.form.component.TextField" xml:id="control43" form:id="control43" form:tab-index="19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5" form:control-implementation="ooo:com.sun.star.form.component.TextField" xml:id="control44" form:id="control44" form:tab-index="19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6" form:control-implementation="ooo:com.sun.star.form.component.TextField" xml:id="control45" form:id="control45" form:tab-index="19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7" form:control-implementation="ooo:com.sun.star.form.component.TextField" xml:id="control46" form:id="control46" form:tab-index="19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8" form:control-implementation="ooo:com.sun.star.form.component.TextField" xml:id="control47" form:id="control47" form:tab-index="19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29" form:control-implementation="ooo:com.sun.star.form.component.TextField" xml:id="control48" form:id="control48" form:tab-index="19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0" form:control-implementation="ooo:com.sun.star.form.component.TextField" xml:id="control49" form:id="control49" form:tab-index="19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531" form:control-implementation="ooo:com.sun.star.form.component.TextField" xml:id="control50" form:id="control50" form:tab-index="19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465" form:control-implementation="ooo:com.sun.star.form.component.CheckBox" xml:id="control51" form:id="control51" form:tab-index="17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11" form:control-implementation="ooo:com.sun.star.form.component.TextField" xml:id="control52" form:id="control52" form:tab-index="46" form:max-length="49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dicare indirizzo e-mail o e e-mail certificata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41" svg:width="3.26cm" svg:height="0.6cm" svg:x="9.081cm" svg:y="2.007cm" draw:control="control1"/>
      <text:section text:style-name="Sect1" text:name="Sezione1">
        <text:section text:style-name="Sect1" text:name="Sezione2">
          <text:section text:style-name="Sect1" text:name="Sezione3">
            <text:section text:style-name="Sect1" text:name="Sezione4">
              <text:section text:style-name="Sect1" text:name="Sezione5">
                <text:section text:style-name="Sect1" text:name="Sezione6">
                  <text:p text:style-name="P34">RICHIESTA UTILIZZO TORRETTE ELETTRICHE COMUNALI PER MANIFESTAZIONI ED EVENTI</text:p>
                  <text:p text:style-name="P20">Al Comune di Trento</text:p>
                  <text:p text:style-name="P21">Servizio Gestione Fabbricati</text:p>
                  <text:p text:style-name="P22"><text:span text:style-name="T14">via del Brennero, 312 - 38121 Trento. E-mail:</text:span><text:span text:style-name="T15"> </text:span><text:a xlink:type="simple" xlink:href="mailto:gestionefabbricati.comune.tn@cert.legalmail.it"><text:span text:style-name="T15">gestionefabbricati.comune.tn@cert.legalmail.it</text:span></text:a></text:p>
                  <text:p text:style-name="P14"/>
                  <text:p text:style-name="P18"><text:span text:style-name="T2">Il sottoscritto </text:span><draw:control text:anchor-type="as-char" svg:y="-0.489cm" draw:z-index="20" draw:style-name="gr2" draw:text-style-name="P43" svg:width="10.193cm" svg:height="0.701cm" draw:control="control21"/> Nato a <draw:control text:anchor-type="as-char" draw:z-index="21" draw:style-name="gr3" draw:text-style-name="P42" svg:width="5.374cm" svg:height="0.701cm" draw:control="control22"/><text:span text:style-name="T5"> </text:span></text:p>
                  <text:p text:style-name="Text_20_body">il <draw:control text:anchor-type="as-char" draw:z-index="22" draw:style-name="gr3" draw:text-style-name="P42" svg:width="1.983cm" svg:height="0.701cm" draw:control="control23"/><text:span text:style-name="T7"> Codice Fiscale</text:span><text:span text:style-name="T5"> </text:span><text:span text:style-name="T5"><draw:control text:anchor-type="as-char" draw:z-index="23" draw:style-name="gr3" draw:text-style-name="P42" svg:width="3.85cm" svg:height="0.701cm" draw:control="control24"/></text:span><text:span text:style-name="T5"> </text:span><text:span text:style-name="T6">Residenza: Provincia </text:span><text:span text:style-name="T6"><draw:control text:anchor-type="as-char" draw:z-index="24" draw:style-name="gr3" draw:text-style-name="P45" svg:width="0.793cm" svg:height="0.701cm" draw:control="control25"/></text:span><text:span text:style-name="T6"> Comune </text:span><text:span text:style-name="T5"><draw:control text:anchor-type="as-char" draw:z-index="25" draw:style-name="gr3" draw:text-style-name="P42" svg:width="4.474cm" svg:height="0.701cm" draw:control="control26"/></text:span></text:p>
                  <text:p text:style-name="Text_20_body"><text:span text:style-name="T5">indirizzo </text:span><text:span text:style-name="T5"><draw:control text:anchor-type="as-char" svg:y="-0.489cm" draw:z-index="26" draw:style-name="gr2" draw:text-style-name="P42" svg:width="15.135cm" svg:height="0.701cm" draw:control="control27"/></text:span><text:span text:style-name="T5"> </text:span><text:span text:style-name="T25">CAP </text:span><text:span text:style-name="T26"><draw:control text:anchor-type="as-char" draw:z-index="27" draw:style-name="gr3" draw:text-style-name="P42" svg:width="1.331cm" svg:height="0.701cm" draw:control="control28"/></text:span><text:span text:style-name="T26"> </text:span></text:p>
                  <text:p text:style-name="P30"><text:span text:style-name="T25">telefono</text:span><text:span text:style-name="T25"><draw:control text:anchor-type="as-char" draw:z-index="28" draw:style-name="gr3" draw:text-style-name="P42" svg:width="3.564cm" svg:height="0.701cm" draw:control="control29"/></text:span><text:span text:style-name="T25"> </text:span><text:span text:style-name="T2">E-mail </text:span><text:span text:style-name="T2"><draw:control text:anchor-type="as-char" svg:y="-0.489cm" draw:z-index="51" draw:style-name="gr2" draw:text-style-name="P43" svg:width="10.381cm" svg:height="0.701cm" draw:control="control52"/></text:span><text:span text:style-name="T21"> <text:s text:c="23"/></text:span><text:span text:style-name="T23">in qualità di: </text:span><text:span text:style-name="T19"><draw:control text:anchor-type="as-char" draw:z-index="29" draw:style-name="gr4" draw:text-style-name="P46" svg:width="0.366cm" svg:height="0.368cm" draw:control="control30"/></text:span><text:span text:style-name="T23"> Legale rappresentante <text:s text:c="2"/></text:span><text:span text:style-name="T19"><draw:control text:anchor-type="as-char" draw:z-index="30" draw:style-name="gr4" draw:text-style-name="P46" svg:width="0.401cm" svg:height="0.368cm" draw:control="control31"/></text:span><text:span text:style-name="T23"> Altro </text:span><text:span text:style-name="T23"><draw:control text:anchor-type="as-char" svg:y="-0.489cm" draw:z-index="31" draw:style-name="gr2" draw:text-style-name="P42" svg:width="11.279cm" svg:height="0.701cm" draw:control="control32"/></text:span><text:span text:style-name="T23"> <text:s/></text:span><text:span text:style-name="T19"><draw:control text:anchor-type="as-char" draw:z-index="32" draw:style-name="gr4" draw:text-style-name="P46" svg:width="0.401cm" svg:height="0.368cm" draw:control="control33"/></text:span><text:span text:style-name="T23"> Associazione/Impresa/Società <text:s/></text:span><text:span text:style-name="T23"><draw:control text:anchor-type="as-char" draw:z-index="33" draw:style-name="gr3" draw:text-style-name="P43" svg:width="18.959cm" svg:height="0.701cm" draw:control="control34"/></text:span><text:span text:style-name="T23"> </text:span></text:p>
                  <text:p text:style-name="P30">Sede legale:<text:span text:style-name="T22"> Prov. </text:span><text:span text:style-name="T22"><draw:control text:anchor-type="as-char" draw:z-index="34" draw:style-name="gr3" draw:text-style-name="P42" svg:width="0.69cm" svg:height="0.701cm" draw:control="control35"/></text:span><text:span text:style-name="T22"> Comune </text:span><draw:control text:anchor-type="as-char" draw:z-index="35" draw:style-name="gr3" draw:text-style-name="P42" svg:width="3.696cm" svg:height="0.701cm" draw:control="control36"/> <text:span text:style-name="T22">indirizzo</text:span> <draw:control text:anchor-type="as-char" draw:z-index="36" draw:style-name="gr3" draw:text-style-name="P42" svg:width="8.635cm" svg:height="0.701cm" draw:control="control37"/> </text:p>
                  <text:p text:style-name="P17"><text:span text:style-name="T25">CAP </text:span><text:span text:style-name="T26"><draw:control text:anchor-type="as-char" draw:z-index="37" draw:style-name="gr3" draw:text-style-name="P42" svg:width="1.186cm" svg:height="0.701cm" draw:control="control38"/></text:span><text:span text:style-name="T26"> codice fiscale/partita IVA </text:span><text:span text:style-name="T25"><draw:control text:anchor-type="as-char" draw:z-index="38" draw:style-name="gr3" draw:text-style-name="P42" svg:width="3.548cm" svg:height="0.701cm" draw:control="control39"/></text:span><text:span text:style-name="T25"> PEC </text:span><text:span text:style-name="T25"><draw:control text:anchor-type="as-char" draw:z-index="39" draw:style-name="gr3" draw:text-style-name="P43" svg:width="8.111cm" svg:height="0.701cm" draw:control="control40"/></text:span><text:span text:style-name="T25"> </text:span></text:p>
                  <text:p text:style-name="P17"><text:span text:style-name="T20">per effettuare la seguente manifestazione temporanea </text:span></text:p>
                  <text:p text:style-name="P15"><draw:control text:anchor-type="as-char" svg:y="-1.388cm" draw:z-index="1" draw:style-name="gr2" draw:text-style-name="P42" svg:width="18.85cm" svg:height="1.333cm" draw:control="control2"/></text:p>
                  <text:p text:style-name="P16">CHIEDE</text:p>
                  <text:list xml:id="list163317182356422035" text:style-name="L1">
                    <text:list-item>
                      <text:p text:style-name="P28">previo r<text:span text:style-name="T27">ilascio della concessione per l'occupazione temporanea di suolo pubblico, già richiesta agli uffici comunali competenti</text:span></text:p>
                    </text:list-item>
                    <text:list-item>
                      <text:p text:style-name="P29">previo sopralluogo obbligatorio con gli incaricati del Servizio Gestione Fabbricati</text:p>
                    </text:list-item>
                  </text:list>
                  <text:p text:style-name="P16"><text:span text:style-name="T16">l'</text:span><text:span text:style-name="T18">utilizzo delle torrette elettriche comunali presso</text:span></text:p>
                  <text:p text:style-name="P17"><text:span text:style-name="T23">Luogo </text:span><text:span text:style-name="T23"><draw:control text:anchor-type="as-char" svg:y="-0.489cm" draw:z-index="2" draw:style-name="gr2" draw:text-style-name="P42" svg:width="17.652cm" svg:height="0.701cm" draw:control="control3"/></text:span><text:span text:style-name="T23"> </text:span></text:p>
                  <text:p text:style-name="P17"><text:span text:style-name="T22">Data inizio </text:span><text:span text:style-name="T22"><draw:control text:anchor-type="as-char" draw:z-index="3" draw:style-name="gr3" draw:text-style-name="P42" svg:width="2.172cm" svg:height="0.701cm" draw:control="control4"/></text:span><text:span text:style-name="T22"> Data fine </text:span><text:span text:style-name="T22"><draw:control text:anchor-type="as-char" draw:z-index="4" draw:style-name="gr3" draw:text-style-name="P42" svg:width="2.17cm" svg:height="0.701cm" draw:control="control5"/></text:span><text:span text:style-name="T22"> </text:span><text:span text:style-name="T23">Potenza disponibile richiesta kW <text:s/></text:span><text:span text:style-name="T23"><draw:control text:anchor-type="as-char" draw:z-index="40" draw:style-name="gr3" draw:text-style-name="P42" svg:width="2.172cm" svg:height="0.701cm" draw:control="control41"/></text:span><text:span text:style-name="T23"> </text:span></text:p>
                  <text:p text:style-name="P19"><text:span text:style-name="T25">Referente (se diverso dal richiedente) <text:s/></text:span><text:span text:style-name="T25"><draw:control text:anchor-type="as-char" svg:y="-0.487cm" draw:z-index="11" draw:style-name="gr2" draw:text-style-name="P43" svg:width="10.713cm" svg:height="0.701cm" draw:control="control12"/></text:span><text:span text:style-name="T25"> </text:span></text:p>
                  <text:p text:style-name="P17"><text:span text:style-name="T25">Contatti: telefono/cellulare </text:span><text:span text:style-name="T26"><draw:control text:anchor-type="as-char" svg:y="-0.512cm" draw:z-index="13" draw:style-name="gr2" draw:text-style-name="P42" svg:width="7.933cm" svg:height="0.701cm" draw:control="control14"/></text:span><text:span text:style-name="T26"> </text:span></text:p>
                  <text:p text:style-name="P17"><text:span text:style-name="T1">E-mail/PEC </text:span><text:span text:style-name="T1"><draw:control text:anchor-type="as-char" svg:y="-0.489cm" draw:z-index="12" draw:style-name="gr2" draw:text-style-name="P43" svg:width="8.102cm" svg:height="0.701cm" draw:control="control13"/></text:span></text:p>
                  <text:p text:style-name="P13"><text:span text:style-name="T8"><draw:control text:anchor-type="as-char" draw:z-index="8" draw:style-name="gr4" draw:text-style-name="P44" svg:width="0.5cm" svg:height="0.5cm" draw:control="control9"/></text:span><text:span text:style-name="T17"> </text:span><text:span text:style-name="T8">autorizza l'Amministrazione Comunale a trasmettere l'atto e la fattura tramite uno dei seguenti metodi:</text:span></text:p>
                  <text:p text:style-name="P27"><text:span text:style-name="T10">E-mail </text:span><text:span text:style-name="T10"><draw:control text:anchor-type="as-char" svg:y="-0.489cm" draw:z-index="5" draw:style-name="gr2" draw:text-style-name="P43" svg:width="8.127cm" svg:height="0.701cm" draw:control="control6"/></text:span><text:span text:style-name="T10"> PEC </text:span><text:span text:style-name="T10"><draw:control text:anchor-type="as-char" svg:y="-0.489cm" draw:z-index="9" draw:style-name="gr2" draw:text-style-name="P43" svg:width="8.707cm" svg:height="0.701cm" draw:control="control10"/></text:span><text:span text:style-name="T10"> </text:span></text:p>
                  <text:p text:style-name="P26"/>
                  <text:p text:style-name="P25"><text:soft-page-break/>Si impegna al pagamento della tariffa, come risultante da fattura.</text:p>
                  <text:p text:style-name="P32">Dichiara di aver preso visione dell'informativa ai sensi dell’art. 13 del Decreto Legislativo 196/2003.</text:p>
                  <text:p text:style-name="P2"><draw:control text:anchor-type="as-char" draw:z-index="6" draw:style-name="gr3" draw:text-style-name="P42" svg:width="7.776cm" svg:height="0.701cm" draw:control="control7"/> <text:s text:c="33"/><draw:control text:anchor-type="as-char" draw:z-index="7" draw:style-name="gr3" draw:text-style-name="P42" svg:width="7.776cm" svg:height="0.701cm" draw:control="control8"/> <text:s/></text:p>
                  <text:p text:style-name="P2"><text:s text:c="58"/>(Luogo e Data) <text:s text:c="99"/>(Firma)</text:p>
                  <text:list xml:id="list4554950314418882027" text:style-name="L2">
                    <text:list-header>
                      <text:p text:style-name="P24">La sottoscrizione in presenza del dipendente addetto di istanze da produrre agli organi dell'Amministrazione pubblica, non è soggetta ad autenticazione ove sia apposta in presenza del dipendente addetto ovvero l'istanza sia presentata unitamente a copia fotostatica di un documento di identità del sottoscrittore (art. 38 D.P.R. 445/2000).</text:p>
                    </text:list-header>
                  </text:list>
                  <text:p text:style-name="P31"/>
                  <text:p text:style-name="P31">ALLEGA:</text:p>
                  <text:p text:style-name="P33"><text:span text:style-name="T22"><draw:control text:anchor-type="as-char" draw:z-index="50" draw:style-name="gr4" draw:text-style-name="P44" svg:width="0.5cm" svg:height="0.5cm" draw:control="control51"/></text:span><text:span text:style-name="T22"> documento di identità in corso di validità del sottoscrittore</text:span></text:p>
                  <text:p text:style-name="P11">Informativa sul trattamento dei dati personali</text:p>
                  <text:p text:style-name="P10">Ai sensi dell'art. 13 del decreto legislativo 30 giugno 2003 n. 196, “Codice in materia di protezione dei dati personali”, si informa che:</text:p>
                  <text:p text:style-name="P3">i dati vengono raccolti e trattati ai fini del rilascio della concessione e di tutte le attività ad essa connesse.</text:p>
                  <text:list xml:id="list6720894190797112952" text:style-name="WW8Num1">
                    <text:list-header>
                      <text:p text:style-name="P35"><text:span text:style-name="T32">- il trattamento può riguardare anche dati sensibili e/o giudiziari </text:span><text:span text:style-name="T33">(art. 4, comma 1, lett. D ed E, del D.LGS. n. 196/2003);</text:span></text:p>
                      <text:p text:style-name="P36">- i dati vengono comunicati e trattati con sistemi informatici e/o manuali, attraverso procedure adeguate a garantirne la sicurezza e la riservatezza;</text:p>
                      <text:p text:style-name="P35"><text:span text:style-name="T34">- il conferimento dei dati</text:span><text:span text:style-name="T35"> </text:span><text:span text:style-name="T32">ha natura obbligatoria ai fini del rilascio della concessione. </text:span><text:span text:style-name="T34">Non fornire i dati comporta l'impossibilità di dare riscontro alle richieste medesime</text:span><text:span text:style-name="T32">;</text:span></text:p>
                      <text:p text:style-name="P35"><text:span text:style-name="T34">- i dati possono essere comunicati</text:span><text:span text:style-name="T35"> </text:span><text:span text:style-name="T32">a Uffici, Enti ed Organi della Pubblica Amministrazione, Aziende o Istituzioni che, secondo le norme, sono tenuti a conoscerli o possono conoscerli, nonché ai soggetti che sono titolari del diritto di accesso</text:span><text:span text:style-name="T37">;</text:span></text:p>
                      <text:p text:style-name="P35"><text:span text:style-name="T34">- i dati possono essere conosciuti</text:span><text:span text:style-name="T36"> </text:span><text:span text:style-name="T34">dal Responsabile e dagli incaricati dei Servizi destinatari dell’atto e del Servizio Gestione Fabbricati;</text:span></text:p>
                      <text:p text:style-name="P37">- ai sensi dell'art. 7 del d.lgs. 196/2003, l'interessato ha diritto di : </text:p>
                    </text:list-header>
                  </text:list>
                  <text:list xml:id="list326112994350904133" text:style-name="L3">
                    <text:list-item>
                      <text:p text:style-name="P39">richiedere la conferma dell'esistenza o meno dei dati che lo riguardano; </text:p>
                    </text:list-item>
                    <text:list-item>
                      <text:p text:style-name="P39">ottenere la loro comunicazione in forma intelligibile; </text:p>
                    </text:list-item>
                    <text:list-item>
                      <text:p text:style-name="P39">richiedere di conoscere l’origine dei dati personali, le finalità e modalità del trattamento, la logica applicata se il trattamento è effettuato con l’ausilio di strumenti elettronici; </text:p>
                    </text:list-item>
                    <text:list-item>
                      <text:p text:style-name="P39">ottenere la cancellazione, la trasformazione in forma anonima o il blocco dei dati trattati in violazione di legge; </text:p>
                    </text:list-item>
                    <text:list-item>
                      <text:p text:style-name="P39">aggiornare, correggere o integrare i dati che lo riguardano; </text:p>
                    </text:list-item>
                    <text:list-item>
                      <text:p text:style-name="P40">opporsi, per motivi legittimi, al trattamento dei dati;</text:p>
                    </text:list-item>
                  </text:list>
                  <text:list xml:id="list35495187" text:continue-list="list6720894190797112952" text:style-name="WW8Num1">
                    <text:list-header>
                      <text:p text:style-name="P35"><text:span text:style-name="T34">- Titolare del trattamento dei dati è il Comune di Trento</text:span><text:span text:style-name="T32">;</text:span></text:p>
                      <text:p text:style-name="P35"><text:span text:style-name="T34">- Responsabile del trattamento è il Dirigente</text:span><text:span text:style-name="T32"> </text:span><text:span text:style-name="T33">del Servizio a cui è indirizzata la richiesta</text:span><text:span text:style-name="T32">;</text:span></text:p>
                      <text:p text:style-name="P37">- Responsabile designato per l'esercizio dei diritti dell'interessato è il Segretario generale.</text:p>
                    </text:list-header>
                  </text:list>
                  <text:p text:style-name="P4">---------------------------------------------------------------------------------------------------------------------------------------------------------------</text:p>
                  <text:p text:style-name="P6"><text:span text:style-name="T12">Spazio riservato all'Ufficio:</text:span><text:span text:style-name="T13"> </text:span></text:p>
                  <text:p text:style-name="P6"><text:span text:style-name="T3">Sopralluogo effettuato in data:</text:span><text:span text:style-name="T11"> </text:span><text:span text:style-name="T11"><draw:control text:anchor-type="as-char" draw:z-index="10" draw:style-name="gr3" draw:text-style-name="P42" svg:width="2.172cm" svg:height="0.701cm" draw:control="control11"/></text:span><text:span text:style-name="T11"> </text:span><text:span text:style-name="T4">con i</text:span><text:span text:style-name="T1">ndividuazione delle </text:span><text:span text:style-name="T3">torrette</text:span><text:span text:style-name="T1">:</text:span></text:p>
                  <table:table table:name="Tabella4" table:style-name="Tabella4">
                    <table:table-column table:style-name="Tabella4.A" table:number-columns-repeated="2"/>
                    <table:table-column table:style-name="Tabella4.C"/>
                    <table:table-row>
                      <table:table-cell table:style-name="Tabella4.A1" office:value-type="string">
                        <text:p text:style-name="P23">Torretta <draw:control text:anchor-type="as-char" draw:z-index="41" draw:style-name="gr3" draw:text-style-name="P45" svg:width="2.035cm" svg:height="0.701cm" draw:control="control42"/></text:p>
                      </table:table-cell>
                      <table:table-cell table:style-name="Tabella4.A1" office:value-type="string">
                        <text:p text:style-name="P23">Torretta <draw:control text:anchor-type="as-char" draw:z-index="42" draw:style-name="gr3" draw:text-style-name="P45" svg:width="2.035cm" svg:height="0.701cm" draw:control="control43"/></text:p>
                      </table:table-cell>
                      <table:table-cell table:style-name="Tabella4.A1" office:value-type="string">
                        <text:p text:style-name="P23">Torretta <draw:control text:anchor-type="as-char" draw:z-index="43" draw:style-name="gr3" draw:text-style-name="P45" svg:width="2.035cm" svg:height="0.701cm" draw:control="control44"/></text:p>
                      </table:table-cell>
                    </table:table-row>
                    <table:table-row>
                      <table:table-cell table:style-name="Tabella4.A1" office:value-type="string">
                        <text:p text:style-name="P23">Torretta <draw:control text:anchor-type="as-char" draw:z-index="44" draw:style-name="gr3" draw:text-style-name="P45" svg:width="2.035cm" svg:height="0.701cm" draw:control="control45"/></text:p>
                      </table:table-cell>
                      <table:table-cell table:style-name="Tabella4.A1" office:value-type="string">
                        <text:p text:style-name="P23">Torretta <draw:control text:anchor-type="as-char" draw:z-index="45" draw:style-name="gr3" draw:text-style-name="P45" svg:width="2.035cm" svg:height="0.701cm" draw:control="control46"/></text:p>
                      </table:table-cell>
                      <table:table-cell table:style-name="Tabella4.A1" office:value-type="string">
                        <text:p text:style-name="P23">Torretta <draw:control text:anchor-type="as-char" draw:z-index="46" draw:style-name="gr3" draw:text-style-name="P45" svg:width="2.035cm" svg:height="0.701cm" draw:control="control47"/></text:p>
                      </table:table-cell>
                    </table:table-row>
                    <table:table-row>
                      <table:table-cell table:style-name="Tabella4.A1" office:value-type="string">
                        <text:p text:style-name="P23">Torretta <draw:control text:anchor-type="as-char" draw:z-index="47" draw:style-name="gr3" draw:text-style-name="P45" svg:width="2.035cm" svg:height="0.701cm" draw:control="control48"/></text:p>
                      </table:table-cell>
                      <table:table-cell table:style-name="Tabella4.A1" office:value-type="string">
                        <text:p text:style-name="P23">Torretta <draw:control text:anchor-type="as-char" draw:z-index="48" draw:style-name="gr3" draw:text-style-name="P45" svg:width="2.035cm" svg:height="0.701cm" draw:control="control49"/></text:p>
                      </table:table-cell>
                      <table:table-cell table:style-name="Tabella4.A1" office:value-type="string">
                        <text:p text:style-name="P23">Torretta <draw:control text:anchor-type="as-char" draw:z-index="49" draw:style-name="gr3" draw:text-style-name="P45" svg:width="2.035cm" svg:height="0.701cm" draw:control="control50"/></text:p>
                      </table:table-cell>
                    </table:table-row>
                  </table:table>
                  <text:p text:style-name="P9"/>
                  <text:p text:style-name="P12"><text:span text:style-name="T32">Il tecnico incaricato: <text:tab/> </text:span><text:span text:style-name="T32"><draw:control text:anchor-type="as-char" draw:z-index="16" draw:style-name="gr3" draw:text-style-name="P42" svg:width="7.776cm" svg:height="0.701cm" draw:control="control17"/></text:span></text:p>
                  <text:p text:style-name="P2"><draw:control text:anchor-type="as-char" draw:z-index="14" draw:style-name="gr3" draw:text-style-name="P42" svg:width="7.776cm" svg:height="0.701cm" draw:control="control15"/> <text:s text:c="33"/><draw:control text:anchor-type="as-char" draw:z-index="15" draw:style-name="gr3" draw:text-style-name="P42" svg:width="7.776cm" svg:height="0.701cm" draw:control="control16"/> <text:s/></text:p>
                  <text:p text:style-name="P7"><text:s text:c="58"/>(Luogo e Data) <text:s text:c="99"/>(Firma)</text:p>
                  <text:p text:style-name="P5"><text:span text:style-name="T29">Il signor<text:tab/></text:span><text:span text:style-name="T29"><draw:control text:anchor-type="as-char" draw:z-index="17" draw:style-name="gr3" draw:text-style-name="P42" svg:width="7.776cm" svg:height="0.701cm" draw:control="control18"/></text:span></text:p>
                  <text:p text:style-name="P2"><draw:control text:anchor-type="as-char" draw:z-index="18" draw:style-name="gr3" draw:text-style-name="P42" svg:width="7.776cm" svg:height="0.701cm" draw:control="control19"/> <text:s text:c="33"/><draw:control text:anchor-type="as-char" draw:z-index="19" draw:style-name="gr3" draw:text-style-name="P42" svg:width="7.776cm" svg:height="0.701cm" draw:control="control20"/> <text:s/></text:p>
                  <text:p text:style-name="P8"><text:s text:c="58"/>(Luogo e Data) <text:s text:c="99"/>(Firma)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Tahoma1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fo:font-weight="bold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mniPage_20__23_1" style:display-name="OmniPage #1" style:family="paragraph" style:parent-style-name="Standard">
      <style:paragraph-properties fo:line-height="0.459cm"/>
      <style:text-properties fo:font-size="10pt" fo:language="en" fo:country="US" style:font-size-asian="10pt" style:font-size-complex="10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Wingdings" fo:font-size="11pt" style:font-size-asian="11pt"/>
    </style:style>
    <style:style style:name="WW8Num8z0" style:family="text">
      <style:text-properties style:font-name="Wingdings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odulo 5201</text:p>
        <text:p text:style-name="Header">Allegato al Modulo 0608.SC.4</text:p>
      </style:header>
      <style:footer>
        <text:p text:style-name="Footer">Pagina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Modulo 5201</text:p>
        <text:p text:style-name="Header">Allegato al Modulo 0608.SC.4</text:p>
      </style:header>
      <style:footer>
        <text:p text:style-name="Footer">Pagina <text:page-number text:select-page="current">1</text:page-number> di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5:45:43.53</meta:creation-date>
    <dc:date>2017-12-21T15:30:15.43</dc:date>
    <meta:editing-duration>P1DT8M10S</meta:editing-duration>
    <meta:editing-cycles>174</meta:editing-cycles>
    <meta:generator>OpenOffice.org/3.4.1$Win32 OpenOffice.org_project/341m1$Build-9593</meta:generator>
    <meta:print-date>2017-12-04T14:41:45.10</meta:print-date>
    <meta:printed-by>Francesca Merler</meta:printed-by>
    <dc:creator>Francesca Merler</dc:creator>
    <meta:document-statistic meta:table-count="1" meta:image-count="0" meta:object-count="0" meta:page-count="2" meta:paragraph-count="72" meta:word-count="592" meta:character-count="4852"/>
  </office:meta>
</office:document-meta>
</file>